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text-properties officeooo:rsid="001e8a2a" officeooo:paragraph-rsid="001e8a2a"/>
    </style:style>
    <style:style style:name="P4" style:family="paragraph" style:parent-style-name="Heading_20_1">
      <style:paragraph-properties fo:break-before="page"/>
      <style:text-properties officeooo:rsid="001e8a2a" officeooo:paragraph-rsid="001e8a2a"/>
    </style:style>
    <style:style style:name="P5" style:family="paragraph" style:parent-style-name="Heading_20_2">
      <style:text-properties officeooo:rsid="001f9a75" officeooo:paragraph-rsid="001f9a75"/>
    </style:style>
    <style:style style:name="P6" style:family="paragraph" style:parent-style-name="Heading_20_2" style:list-style-name="">
      <style:text-properties officeooo:paragraph-rsid="001f9a75"/>
    </style:style>
    <style:style style:name="P7" style:family="paragraph" style:parent-style-name="Heading_20_2">
      <style:paragraph-properties fo:break-before="page"/>
      <style:text-properties officeooo:paragraph-rsid="001f9a75"/>
    </style:style>
    <style:style style:name="P8" style:family="paragraph" style:parent-style-name="Heading_20_3">
      <style:text-properties officeooo:rsid="0022ac5f" officeooo:paragraph-rsid="0022ef08"/>
    </style:style>
    <style:style style:name="P9" style:family="paragraph" style:parent-style-name="Text_20_body">
      <style:text-properties officeooo:rsid="001e8a2a" officeooo:paragraph-rsid="001e8a2a"/>
    </style:style>
    <style:style style:name="P10" style:family="paragraph" style:parent-style-name="Text_20_body">
      <style:text-properties officeooo:rsid="001f9a75" officeooo:paragraph-rsid="001f9a75"/>
    </style:style>
    <style:style style:name="P11" style:family="paragraph" style:parent-style-name="Text_20_body">
      <style:text-properties officeooo:paragraph-rsid="001f9a75"/>
    </style:style>
    <style:style style:name="P12" style:family="paragraph" style:parent-style-name="Text_20_body">
      <style:text-properties officeooo:rsid="002158eb" officeooo:paragraph-rsid="0022ac5f"/>
    </style:style>
    <style:style style:name="P13" style:family="paragraph" style:parent-style-name="Text_20_body">
      <style:text-properties officeooo:rsid="0022ac5f" officeooo:paragraph-rsid="0022ac5f"/>
    </style:style>
    <style:style style:name="P14" style:family="paragraph" style:parent-style-name="Text_20_body" style:list-style-name="L1">
      <style:text-properties officeooo:paragraph-rsid="0022ac5f"/>
    </style:style>
    <style:style style:name="P15" style:family="paragraph" style:parent-style-name="Text_20_body" style:list-style-name="L1">
      <style:text-properties officeooo:paragraph-rsid="0022d561"/>
    </style:style>
    <style:style style:name="P16" style:family="paragraph" style:parent-style-name="Text_20_body">
      <style:paragraph-properties fo:break-before="page"/>
      <style:text-properties officeooo:rsid="001f9a75" officeooo:paragraph-rsid="001f9a75"/>
    </style:style>
    <style:style style:name="T1" style:family="text">
      <style:text-properties officeooo:rsid="001f9a75"/>
    </style:style>
    <style:style style:name="T2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1f9a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officeooo:rsid="0022ac5f"/>
    </style:style>
    <style:style style:name="T5" style:family="text">
      <style:text-properties officeooo:rsid="0022d56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cked Robot Project – System Design Specification</text:p>
      <text:p text:style-name="Text_20_body"/>
      <text:p text:style-name="P10">Created By: <text:s/>Philip Duguid</text:p>
      <text:p text:style-name="P10">Version:</text:p>
      <text:p text:style-name="P10">Release Date: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8_3183249474" text:style-name="Index_20_Link" text:visited-style-name="Index_20_Link">Introduction<text:tab/>2</text:a></text:p>
          <text:p text:style-name="P1"><text:a xlink:type="simple" xlink:href="#__RefHeading___Toc110_3183249474" text:style-name="Index_20_Link" text:visited-style-name="Index_20_Link">Purpose<text:tab/>2</text:a></text:p>
          <text:p text:style-name="P1"><text:a xlink:type="simple" xlink:href="#__RefHeading___Toc112_3183249474" text:style-name="Index_20_Link" text:visited-style-name="Index_20_Link">System Overview<text:tab/>2</text:a></text:p>
          <text:p text:style-name="P1"><text:a xlink:type="simple" xlink:href="#__RefHeading___Toc114_3183249474" text:style-name="Index_20_Link" text:visited-style-name="Index_20_Link">Mechanical Systems<text:tab/>2</text:a></text:p>
          <text:p text:style-name="P1"><text:a xlink:type="simple" xlink:href="#__RefHeading___Toc116_3183249474" text:style-name="Index_20_Link" text:visited-style-name="Index_20_Link">Electrical Systems<text:tab/>2</text:a></text:p>
          <text:p text:style-name="P2"><text:a xlink:type="simple" xlink:href="#__RefHeading___Toc118_3183249474" text:style-name="Index_20_Link" text:visited-style-name="Index_20_Link">Motor Control and Battery Management PWA<text:tab/>2</text:a></text:p>
          <text:p text:style-name="P2"><text:a xlink:type="simple" xlink:href="#__RefHeading___Toc120_3183249474" text:style-name="Index_20_Link" text:visited-style-name="Index_20_Link">Battery Pack<text:tab/>2</text:a></text:p>
          <text:p text:style-name="P2"><text:a xlink:type="simple" xlink:href="#__RefHeading___Toc122_3183249474" text:style-name="Index_20_Link" text:visited-style-name="Index_20_Link">Main Control PWA<text:tab/>2</text:a></text:p>
        </text:index-body>
      </text:table-of-content>
      <text:h text:style-name="P3" text:outline-level="1"/>
      <text:h text:style-name="P4" text:outline-level="1"><text:bookmark-start text:name="__RefHeading___Toc108_3183249474"/>Introduction<text:bookmark-end text:name="__RefHeading___Toc108_3183249474"/></text:h>
      <text:p text:style-name="P9"/>
      <text:p text:style-name="P9"/>
      <text:h text:style-name="Heading_20_1" text:outline-level="1"><text:bookmark-start text:name="__RefHeading___Toc110_3183249474"/>Purpose<text:bookmark-end text:name="__RefHeading___Toc110_3183249474"/></text:h>
      <text:p text:style-name="Text_20_body"/>
      <text:h text:style-name="Heading_20_1" text:outline-level="1"><text:bookmark-start text:name="__RefHeading___Toc112_3183249474"/>System Overview<text:bookmark-end text:name="__RefHeading___Toc112_3183249474"/></text:h>
      <text:p text:style-name="P10"/>
      <text:h text:style-name="Heading_20_1" text:outline-level="1"><text:bookmark-start text:name="__RefHeading___Toc114_3183249474"/>Mechanical Systems<text:bookmark-end text:name="__RefHeading___Toc114_3183249474"/></text:h>
      <text:p text:style-name="P10"/>
      <text:h text:style-name="Heading_20_1" text:outline-level="1"><text:bookmark-start text:name="__RefHeading___Toc116_3183249474"/>Electrical Systems<text:bookmark-end text:name="__RefHeading___Toc116_3183249474"/></text:h>
      <text:p text:style-name="Text_20_body"/>
      <text:h text:style-name="P5" text:outline-level="2"><text:bookmark-start text:name="__RefHeading___Toc118_3183249474"/>Motor Control and Battery Management PWA<text:bookmark-end text:name="__RefHeading___Toc118_3183249474"/></text:h>
      <text:p text:style-name="P11"/>
      <text:h text:style-name="Heading_20_2" text:outline-level="2"><text:bookmark-start text:name="__RefHeading___Toc120_3183249474"/>Battery Pack<text:bookmark-end text:name="__RefHeading___Toc120_3183249474"/></text:h>
      <text:p text:style-name="P12">A <text:span text:style-name="T4">battery pack will be required to power the tracked vehicle. </text:span></text:p>
      <text:h text:style-name="P8" text:outline-level="3"><text:span text:style-name="T2">Features</text:span></text:h>
      <text:list xml:id="list4050528783" text:style-name="L1">
        <text:list-item>
          <text:p text:style-name="P14"><text:span text:style-name="T4">xxVdc pack voltage</text:span></text:p>
        </text:list-item>
        <text:list-item>
          <text:p text:style-name="P14"><text:span text:style-name="T4">xxxmAH capacity</text:span></text:p>
        </text:list-item>
        <text:list-item>
          <text:p text:style-name="P14"><text:span text:style-name="T4">xxxmA peak current draw</text:span></text:p>
        </text:list-item>
        <text:list-item>
          <text:p text:style-name="P15"><text:span text:style-name="T5">Rechargeable</text:span></text:p>
        </text:list-item>
      </text:list>
      <text:p text:style-name="P13"/>
      <text:h text:style-name="P6" text:outline-level="2"/>
      <text:h text:style-name="P7" text:outline-level="2"><text:bookmark-start text:name="__RefHeading___Toc122_3183249474"/><text:span text:style-name="T1">M</text:span><text:span text:style-name="T3">ain Control PWA</text:span><text:bookmark-end text:name="__RefHeading___Toc122_3183249474"/></text:h>
      <text:p text:style-name="P11"><text:span text:style-name="T3"/></text:p>
      <text:h text:style-name="Heading_20_3" text:outline-level="3"><text:span text:style-name="T2">Features</text:span></text:h>
      <text:p text:style-name="P11"><text:span text:style-name="T3"/></text:p>
      <text:p text:style-name="P11"><text:span text:style-name="T3"/></text:p>
      <text:p text:style-name="P11"><text:span text:style-name="T3"/></text:p>
      <text:p text:style-name="P10"><text:span text:style-name="T3"/></text:p>
      <text:p text:style-name="P16"><text:span text:style-name="T3">P</text:span><text:span text:style-name="T2">ayload PWA</text:span></text:p>
      <text:p text:style-name="P11"><text:span text:style-name="T3"/></text:p>
      <text:p text:style-name="P11"><text:span text:style-name="T3"/></text:p>
      <text:p text:style-name="P11"><text:span text:style-name="T3"/></text:p>
      <text:h text:style-name="P5" text:outline-level="2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10:07:54.606000000</meta:creation-date>
    <meta:generator>LibreOffice/6.3.4.2$Windows_X86_64 LibreOffice_project/60da17e045e08f1793c57c00ba83cdfce946d0aa</meta:generator>
    <dc:date>2019-12-17T10:54:06.592000000</dc:date>
    <meta:editing-duration>PT10M53S</meta:editing-duration>
    <meta:editing-cycles>5</meta:editing-cycles>
    <meta:document-statistic meta:table-count="0" meta:image-count="0" meta:object-count="0" meta:page-count="4" meta:paragraph-count="29" meta:word-count="91" meta:character-count="568" meta:non-whitespace-character-count="507"/>
  </office:meta>
</office:document-meta>
</file>